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200%"/>
      <style:text-properties officeooo:rsid="001ee211" officeooo:paragraph-rsid="001ee211"/>
    </style:style>
    <style:style style:name="T1" style:family="text">
      <style:text-properties officeooo:rsid="001efa0d"/>
    </style:style>
    <style:style style:name="T2" style:family="text">
      <style:text-properties officeooo:rsid="002386e0"/>
    </style:style>
    <style:style style:name="T3" style:family="text">
      <style:text-properties officeooo:rsid="002bd7d1"/>
    </style:style>
    <style:style style:name="T4" style:family="text">
      <style:text-properties officeooo:rsid="002dc10c"/>
    </style:style>
    <style:style style:name="T5" style:family="text">
      <style:text-properties officeooo:rsid="002f1fbd"/>
    </style:style>
    <style:style style:name="T6" style:family="text">
      <style:text-properties officeooo:rsid="0030bce1"/>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text:span text:style-name="T3">10</text:span> Documentation</text:p>
      <text:p text:style-name="P1"><text:tab/>In this project we were required to make <text:span text:style-name="T4">two</text:span> different <text:span text:style-name="T4">list</text:span> classes, <text:span text:style-name="T5">an</text:span> array based <text:span text:style-name="T5">list</text:span>, and a node based <text:span text:style-name="T5">list</text:span>. The array based <text:span text:style-name="T6">list</text:span> <text:span text:style-name="T6">has to shuffle data based on the placing of the new data when using “insertBefore” and “insertAfter”. It also needs to be templated so that it can incorporate multiple different data types. This acts very similarly to the node class, which unlike the array based implementation does not really have a maximum value, except for that determined by available memory in the computer. The node class is not templated.</text:span></text:p>
      <text:p text:style-name="P1"><text:tab/><text:span text:style-name="T1">The array based list starts with the constructors and the destructor. I then implemented insertAfter and insertBefore, which adds data into the list and must shuffle data up the array to allow for adding data before and after the cursor. It is also necessary to shuffle the data when the function remove is used. The cursor can be moved by one spot or sent to the beginning and the end. The copy constructor and the assignment operator both copy all the data and the position of the cursor. The node based list works very similarly to the array based one. For the insertion functions it is necessary to change the “next” values of the pointers to input data into the list. This also applies for remove as it is necessary to find the nodes before cursor and assign next to the value after the cursor.</text:span></text:p>
      <text:p text:style-name="P1"><text:tab/><text:span text:style-name="T2">The most challenging part of this project was making sure that the node correctly pointed to the next node especially when removing and inserting in the middle of the list. It was challenging manipulating the nodes because the list can only be traversed in one direction as each node is only able to hold a pointer to the next node in the list. It was also a small challenge to keep track of all the nodes created and making sure that I freed all the memory I assigned during the creation of nodes and temporary pointers.</text:span></text:p>
      <text:p text:style-name="P1"><text:tab/><text:span text:style-name="T2">If I was given more time I would aim to optimize the functions I created and make sure that everything worked as efficiently as possible without the extra use of mem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06T20:04:09.354281621</meta:creation-date>
    <dc:date>2016-04-20T23:09:22.646655971</dc:date>
    <meta:editing-duration>PT2H23M42S</meta:editing-duration>
    <meta:editing-cycles>16</meta:editing-cycles>
    <meta:generator>LibreOffice/4.2.8.2$Linux_X86_64 LibreOffice_project/420m0$Build-2</meta:generator>
    <meta:document-statistic meta:table-count="0" meta:image-count="0" meta:object-count="0" meta:page-count="1" meta:paragraph-count="5" meta:word-count="369" meta:character-count="2063" meta:non-whitespace-character-count="1695"/>
  </office:meta>
</office:document-meta>
</file>